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73.56415mm" fo:page-width="52.33868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616665" draw:opacity="100.0%" draw:stroke="none"/>
    </style:style>
    <style:style style:family="graphic" style:name="style-3">
      <style:graphic-properties draw:fill="solid" draw:fill-color="#616665" draw:opacity="100.0%" draw:stroke="none"/>
    </style:style>
    <style:style style:family="graphic" style:name="style-4">
      <style:graphic-properties draw:fill="gradient" draw:fill-gradient-name="gradient-1" draw:opacity="100.0%" draw:stroke="solid" svg:stroke-color="#445057" draw:stroke-linejoin="miter" svg:stroke-opacity="100.0%" svg:stroke-width="0.13219726mm"/>
    </style:style>
    <style:style style:family="graphic" style:name="style-5">
      <style:graphic-properties draw:fill="gradient" draw:fill-gradient-name="gradient-2" draw:opacity="100.0%" draw:stroke="none"/>
    </style:style>
    <style:style style:family="graphic" style:name="style-6">
      <style:graphic-properties draw:fill="gradient" draw:fill-gradient-name="gradient-3" draw:opacity="100.0%" draw:stroke="none"/>
    </style:style>
    <style:style style:family="graphic" style:name="style-7">
      <style:graphic-properties draw:fill="solid" draw:fill-color="#60625e" draw:opacity="100.0%" draw:stroke="none"/>
    </style:style>
    <style:style style:family="graphic" style:name="style-8">
      <style:graphic-properties draw:fill="solid" draw:fill-color="#000000" draw:opacity="100.0%" draw:opacity-name="gradient-4" draw:stroke="none"/>
    </style:style>
    <style:style style:family="graphic" style:name="style-9">
      <style:graphic-properties draw:fill="gradient" draw:fill-gradient-name="gradient-5" draw:opacity="100.0%" draw:stroke="none"/>
    </style:style>
    <style:style style:family="graphic" style:name="style-10">
      <style:graphic-properties draw:fill="solid" draw:fill-color="#a4a7a1" draw:opacity="100.0%" draw:stroke="none"/>
    </style:style>
    <style:style style:family="graphic" style:name="style-11">
      <style:graphic-properties draw:fill="gradient" draw:fill-gradient-name="gradient-6" draw:opacity="100.0%" draw:stroke="none"/>
    </style:style>
    <style:style style:family="graphic" style:name="style-12">
      <style:graphic-properties draw:fill="solid" draw:fill-color="#a5a8a2" draw:opacity="100.0%" draw:stroke="none"/>
    </style:style>
    <style:style style:family="graphic" style:name="style-13">
      <style:graphic-properties draw:fill="solid" draw:fill-color="#000000" draw:opacity="100.0%" draw:opacity-name="gradient-7" draw:stroke="none"/>
    </style:style>
    <style:style style:family="graphic" style:name="style-14">
      <style:graphic-properties draw:fill="gradient" draw:fill-gradient-name="gradient-8" draw:opacity="100.0%" draw:stroke="none"/>
    </style:style>
    <style:style style:family="graphic" style:name="style-15">
      <style:graphic-properties draw:fill="solid" draw:fill-color="#000000" draw:opacity="100.0%" draw:stroke="solid" svg:stroke-color="#f2f2f2" draw:stroke-linejoin="miter" svg:stroke-opacity="100.0%" svg:stroke-width="0.085086845mm"/>
    </style:style>
    <style:style style:family="graphic" style:name="style-16">
      <style:graphic-properties draw:fill="gradient" draw:fill-gradient-name="gradient-10" draw:opacity="100.0%" draw:stroke="none"/>
    </style:style>
    <style:style style:family="graphic" style:name="style-17">
      <style:graphic-properties draw:fill="solid" draw:fill-color="#000000" draw:opacity="100.0%" draw:stroke="none"/>
    </style:style>
    <style:style style:family="graphic" style:name="style-18">
      <style:graphic-properties draw:fill="solid" draw:fill-color="#2e3436" draw:opacity="100.0%" draw:stroke="none"/>
    </style:style>
    <style:style style:family="graphic" style:name="style-19">
      <style:graphic-properties draw:fill="solid" draw:fill-color="#2e3436" draw:opacity="100.0%" draw:stroke="none"/>
    </style:style>
    <style:style style:family="graphic" style:name="style-20">
      <style:graphic-properties draw:fill="solid" draw:fill-color="#000000" draw:opacity="100.0%" draw:opacity-name="gradient-11" draw:stroke="none"/>
    </style:style>
    <style:style style:family="graphic" style:name="style-21">
      <style:graphic-properties draw:fill="gradient" draw:fill-gradient-name="gradient-12" draw:opacity="100.0%" draw:stroke="none"/>
    </style:style>
    <style:style style:family="graphic" style:name="style-22">
      <style:graphic-properties draw:fill="solid" draw:fill-color="#5e6463" draw:opacity="100.0%" draw:stroke="none"/>
    </style:style>
    <style:style style:family="graphic" style:name="style-23">
      <style:graphic-properties draw:fill="gradient" draw:fill-gradient-name="gradient-13" draw:opacity="100.0%" draw:stroke="none"/>
    </style:style>
    <style:style style:family="graphic" style:name="style-24">
      <style:graphic-properties draw:fill="solid" draw:fill-color="#636867" draw:opacity="100.0%" draw:stroke="none"/>
    </style:style>
    <style:style style:family="graphic" style:name="style-25">
      <style:graphic-properties draw:fill="solid" draw:fill-color="#60625e" draw:opacity="100.0%" draw:stroke="none"/>
    </style:style>
    <style:style style:family="graphic" style:name="style-26">
      <style:graphic-properties draw:fill="solid" draw:fill-color="#555753" draw:opacity="100.0%" draw:stroke="none"/>
    </style:style>
    <style:style style:family="graphic" style:name="style-27">
      <style:graphic-properties draw:fill="solid" draw:fill-color="#000000" draw:opacity="100.0%" draw:opacity-name="gradient-14" draw:stroke="none"/>
    </style:style>
    <style:style style:family="graphic" style:name="style-28">
      <style:graphic-properties draw:fill="gradient" draw:fill-gradient-name="gradient-15" draw:opacity="100.0%" draw:stroke="none"/>
    </style:style>
    <style:style style:family="graphic" style:name="style-29">
      <style:graphic-properties draw:fill="solid" draw:fill-color="#000000" draw:opacity="100.0%" draw:stroke="solid" svg:stroke-color="#f2f2f2" draw:stroke-linejoin="miter" svg:stroke-opacity="100.0%" svg:stroke-width="0.085086845mm"/>
    </style:style>
    <style:style style:family="graphic" style:name="style-30">
      <style:graphic-properties draw:fill="gradient" draw:fill-gradient-name="gradient-17" draw:opacity="100.0%" draw:stroke="none"/>
    </style:style>
    <style:style style:family="graphic" style:name="style-31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5434">
          <draw:g draw:id="layer1">
            <draw:path svg:d="M 448.30838 40.4037 C 556.7336 112.39462 588.29736 256.51614 517.9044 362.21866 C 480.06677 419.05225 419.88876 452.6072 355.9311 460.9941 L 275.59686 598.2209 L 0.0 415.21768 L 95.646614 288.16635 C 78.65637 226.03027 86.35939 157.63168 124.19542 100.813446 C 194.59001 -4.911683 339.88315 -31.587217 448.30838 40.4037 z M 393.04205 123.40493 C 333.28067 83.71986 252.51688 99.95513 212.77931 159.63092 C 173.04337 219.30669 189.29642 299.9502 249.0586 339.63525 C 308.82077 379.31226 389.58295 363.07697 429.3189 303.4012 C 469.05725 243.73268 452.80423 163.09001 393.04205 123.40493 z" svg:height="5.982211mm" draw:style-name="style-2" svg:viewBox="0.0 0.0 555.45935 598.2211" svg:width="5.5545936mm" svg:x="38.63815mm" svg:y="9.871474mm"/>
            <draw:path svg:d="M 107.151886 40.4037 C -1.2741469 112.39462 -32.837948 256.51614 37.555843 362.21866 C 75.393486 419.05225 135.5707 452.6072 199.52916 460.9941 L 279.8634 598.2209 L 555.46027 415.21768 L 459.81363 288.16635 C 476.8039 226.03027 469.10086 157.63168 431.26483 100.813446 C 360.86942 -4.911683 215.5771 -31.587217 107.151886 40.4037 z M 162.41821 123.40493 C 222.17958 83.71986 302.9434 99.95432 342.68015 159.63092 C 382.41687 219.30669 366.16302 299.9502 306.40167 339.63525 C 246.63948 379.31226 165.8765 363.0778 126.14136 303.4012 C 86.40299 243.73349 102.65604 163.09001 162.41821 123.40493 z" svg:height="5.982211mm" draw:style-name="style-3" svg:viewBox="0.0 0.0 555.4599 598.2211" svg:width="5.554599mm" svg:x="6.7711825mm" svg:y="10.945205mm"/>
            <draw:path svg:d="M 5180.824 2586.7166 C 5180.824 4015.3208 4021.0574 5173.433 2590.412 5173.433 C 1159.767 5173.433 0.0 4015.3208 0.0 2586.7166 C 0.0 1158.1125 1159.767 -1.1368684E-13 2590.412 -1.1368684E-13 C 4021.0574 -1.1368684E-13 5180.824 1158.1125 5180.824 2586.7166 z M 5802.226 5173.433 z" svg:height="51.734333mm" draw:style-name="style-4" svg:viewBox="0.0 0.0 5802.2266 5173.433" svg:width="58.022266mm" svg:x="0.46429026mm" svg:y="10.873672mm"/>
            <draw:g draw:id="g5126">
              <draw:path svg:d="M -7.2759576E-12 0.0 L -7.2759576E-12 878.5075 L 136.85196 878.5075 L 136.85196 0.0 L -7.2759576E-12 0.0 z" svg:height="8.785075mm" draw:style-name="style-5" svg:viewBox="0.0 0.0 136.85196 878.5075" svg:width="1.3685197mm" svg:x="26.151794mm" svg:y="-2.2014778E-5mm"/>
              <draw:path svg:d="M 0.0 0.0 L 0.0 234.26868 L 215.05309 234.26868 L 351.90506 234.26868 L 566.9581 234.26868 L 566.9581 0.0 L 0.0 0.0 z" svg:height="2.3426867mm" draw:style-name="style-6" svg:viewBox="0.0 0.0 566.9581 234.26868" svg:width="5.6695814mm" svg:x="24.001265mm" svg:y="8.687441mm"/>
            </draw:g>
            <draw:path svg:d="M 57.335876 904.1307 C 62.571877 904.68353 67.69332 903.91144 71.99859 901.6856 C 76.30624 899.46454 79.54473 896.3331 81.77373 891.9244 L 516.76746 577.1306 C 605.90356 686.0242 725.2577 738.6813 805.1341 696.7005 C 808.9024 694.72253 811.4321 691.715 814.90924 689.3844 L 817.353 694.26495 L 985.97424 564.9244 C 987.6591 564.1427 989.2127 563.3515 990.8618 562.48883 C 993.8855 560.89215 995.358 556.9791 998.1931 555.1632 C 1005.88245 550.2397 1013.8725 544.5727 1020.1872 538.0859 C 1028.1152 529.9404 1033.9764 521.5614 1039.7375 511.2378 C 1045.5343 500.857 1050.8037 489.3323 1054.4001 477.0736 C 1057.9967 464.834 1060.3402 451.80795 1061.7316 438.02884 C 1062.7816 427.6671 1064.3782 417.38638 1064.1753 406.30972 C 1064.1085 399.108 1062.3378 391.79663 1061.7316 384.3423 C 1060.6553 372.20752 1059.3284 360.40637 1056.844 347.74255 C 1054.0208 333.32477 1051.7225 318.68298 1047.0688 303.81717 C 1044.0212 293.87488 1038.7399 284.59506 1034.85 274.5336 C 1031.7784 266.58832 1028.6617 258.0997 1025.0748 250.13062 C 1017.5095 233.42505 1010.5171 215.5184 1000.6369 198.87958 C 993.77094 187.32152 986.1747 177.90349 978.6429 167.16046 C 973.8818 160.36385 968.9751 154.08675 963.98016 147.63808 C 963.56726 147.09473 964.39777 145.73158 963.98016 145.19301 C 951.4271 129.09752 936.1368 115.02767 922.4358 101.26763 C 908.01654 86.692566 893.66406 73.881 878.4477 62.22285 C 833.8247 27.949045 787.24243 6.1198115 744.0395 1.2201493 C 715.2391 -2.0542357 689.40753 1.029501 665.8384 13.416877 C 658.6025 17.22031 651.7604 22.63949 646.2881 28.058668 C 645.4528 28.892756 644.66046 29.64105 643.8443 30.503733 C 637.7826 35.732265 631.7232 41.18957 626.7378 47.58106 L 506.99234 140.31241 C 497.42242 142.69075 488.831 145.49805 480.1107 150.07361 C 392.12488 196.31535 383.60028 340.11664 455.67285 481.95422 L 6.016389 806.51874 L 8.460174 808.9542 C -2.9855225 820.86975 -3.4294133 846.2641 10.903959 869.9665 C 23.192093 890.27527 41.63026 902.4577 57.335876 904.1307 z" svg:height="9.043008mm" draw:style-name="style-7" svg:viewBox="0.0 0.0 1064.1926 904.30084" svg:width="10.641926mm" svg:x="34.42208mm" svg:y="23.592596mm"/>
            <draw:g draw:id="g5251">
              <draw:path svg:d="M 385.85828 317.63916 C 385.85828 493.06644 299.48068 635.2783 192.92914 635.2783 C 86.3776 635.2783 0.0 493.06644 0.0 317.63916 C 0.0 142.2119 86.3776 1.1983206E-5 192.92914 1.1983206E-5 C 299.48068 1.1983206E-5 385.85828 142.2119 385.85828 317.63916 z" svg:height="6.3527827mm" draw:style-name="style-8" draw:transform="skewX(-0.0521366610455701) rotate(0.4838442463653346) translate(38.216858mm,25.010824mm)" svg:viewBox="0.0 0.0 385.85828 635.2783" svg:width="3.8585827mm"/>
              <draw:path svg:d="M 247.1397 2.2737368E-13 L 73.63096 134.21643 L 66.29961 139.09703 C 58.27974 144.12717 50.855312 149.46413 44.30554 156.17911 C -19.846209 221.94772 -15.182969 362.31464 63.85582 495.3806 C 153.51935 646.3348 304.38132 730.3842 398.6544 680.8433 C 413.12497 673.23883 422.6734 661.6056 432.86737 649.11945 L 613.70746 510.02243 L 247.1397 2.2737368E-13 z" svg:height="6.950799mm" draw:style-name="style-9" svg:viewBox="0.0 0.0 613.7075 695.0799" svg:width="6.137075mm" svg:x="39.198425mm" svg:y="22.782429mm"/>
              <draw:path svg:d="M 385.85828 317.63916 C 385.85828 493.06644 299.48068 635.2783 192.92914 635.2783 C 86.3776 635.2783 0.0 493.06644 0.0 317.63916 C 0.0 142.2119 86.3776 1.1983206E-5 192.92914 1.1983206E-5 C 299.48068 1.1983206E-5 385.85828 142.2119 385.85828 317.63916 z" svg:height="6.3527827mm" draw:style-name="style-10" draw:transform="skewX(-0.0521366610455701) rotate(0.4838442463653346) translate(40.08313mm,23.664848mm)" svg:viewBox="0.0 0.0 385.85828 635.2783" svg:width="3.8585827mm"/>
              <draw:path svg:d="M 604.9275 0.0 L 8.643935 431.93286 L 11.08772 434.37317 C -3.1167805 444.42032 -4.267078 468.9377 11.08772 492.94034 C 27.47349 518.5444 54.9613 533.06226 72.18235 524.6642 C 73.8004 523.87305 75.747795 523.32965 77.069916 522.22394 L 673.35345 92.731346 L 604.9275 0.0 z" svg:height="5.2705097mm" draw:style-name="style-11" svg:viewBox="0.0 0.0 673.3547 527.05096" svg:width="6.7335467mm" svg:x="43.04913mm" svg:y="20.734293mm"/>
              <draw:path svg:d="M 70.22723 57.20708 C 70.22723 88.80168 54.506275 114.41416 35.113613 114.41416 C 15.720951 114.41416 2.2737368E-13 88.80168 2.2737368E-13 57.20708 C 2.2737368E-13 25.612484 15.720951 2.1581855E-6 35.113613 2.1581855E-6 C 54.506275 2.1581855E-6 70.22723 25.612484 70.22723 57.20708 z" svg:height="1.1441416mm" draw:style-name="style-12" draw:transform="skewX(-0.06771946363398067) rotate(0.4763396934238374) translate(48.793327mm,20.877628mm)" svg:viewBox="0.0 0.0 70.22723 114.41416" svg:width="0.70227224mm"/>
            </draw:g>
            <draw:g draw:id="g5344">
              <draw:path svg:d="M 385.85828 317.63913 C 385.85828 142.21187 299.48068 -2.3966411E-5 192.92914 -2.3966411E-5 C 86.3776 -2.3966411E-5 0.0 142.21187 0.0 317.63913 C 0.0 493.06638 86.3776 635.27826 192.92914 635.27826 C 299.48068 635.27826 385.85828 493.06638 385.85828 317.63913 z" svg:height="6.3527827mm" draw:style-name="style-13" draw:transform="skewX(0.052136661045570104) rotate(2.6577484072244584) translate(8.367196mm,29.927885mm)" svg:viewBox="0.0 0.0 385.85828 635.2783" svg:width="3.8585827mm"/>
              <draw:path svg:d="M 247.1397 695.0799 L 73.63096 560.86346 L 66.29961 555.9829 C 58.27974 550.95276 50.855312 545.6158 44.30554 538.9008 C -19.846209 473.1322 -15.182969 332.76526 63.85582 199.6993 C 153.51935 48.74513 304.38132 -35.30427 398.6544 14.236589 C 413.12497 21.841076 422.6734 33.474346 432.86737 45.960472 L 613.70746 185.0575 L 247.1397 695.0799 z" svg:height="6.950799mm" draw:style-name="style-14" draw:transform="rotate(-3.141592653589793) translate(10.634311mm,29.180937mm)" svg:viewBox="0.0 0.0 613.7075 695.0799" svg:width="6.137075mm"/>
              <draw:path svg:d="M 385.85828 317.63913 C 385.85828 142.21187 299.48068 -2.3966411E-5 192.92914 -2.3966411E-5 C 86.3776 -2.3966411E-5 0.0 142.21187 0.0 317.63913 C 0.0 493.06638 86.3776 635.27826 192.92914 635.27826 C 299.48068 635.27826 385.85828 493.06638 385.85828 317.63913 z" svg:height="6.3527827mm" draw:style-name="style-15" draw:transform="skewX(0.052136661045570104) rotate(2.6577484072244584) translate(6.5009227mm,28.581907mm)" svg:viewBox="0.0 0.0 385.85828 635.2783" svg:width="3.8585827mm"/>
              <draw:path svg:d="M 604.9275 527.05096 L 8.643935 95.1181 L 11.08772 92.6778 C -3.1167805 82.63064 -4.267078 58.113262 11.08772 34.110638 C 27.47349 8.506565 54.9613 -6.011306 72.18235 2.3867533 C 73.8004 3.177944 75.747795 3.7212915 77.069916 4.827052 L 673.35345 434.3196 L 604.9275 527.05096 z" svg:height="5.2705097mm" draw:style-name="style-16" draw:transform="rotate(-3.141592653589793) translate(6.783607mm,25.45251mm)" svg:viewBox="0.0 0.0 673.3547 527.05096" svg:width="6.7335467mm"/>
              <draw:path svg:d="M 70.22723 57.207077 C 70.22723 25.612478 54.506275 -4.316371E-6 35.113613 -4.316371E-6 C 15.720951 -4.316371E-6 2.2737368E-13 25.612478 2.2737368E-13 57.207077 C 2.2737368E-13 88.801674 15.720951 114.414154 35.113613 114.414154 C 54.506275 114.414154 70.22723 88.801674 70.22723 57.207077 z" svg:height="1.1441416mm" draw:style-name="style-17" draw:transform="skewX(0.06771946363398067) rotate(2.665252960165956) translate(0.44582596mm,21.30653mm)" svg:viewBox="0.0 0.0 70.22723 114.41416" svg:width="0.70227224mm"/>
            </draw:g>
            <draw:g draw:id="g5370">
              <draw:path svg:d="M -7.2759576E-12 878.5075 L -7.2759576E-12 0.0 L 136.85196 0.0 L 136.85196 878.5075 L -7.2759576E-12 878.5075 z" svg:height="8.785075mm" draw:style-name="style-18" svg:viewBox="0.0 0.0 136.85196 878.5075" svg:width="1.3685197mm" svg:x="26.151794mm" svg:y="64.779106mm"/>
              <draw:path svg:d="M 0.0 234.26868 L 0.0 -1.4551915E-11 L 215.05309 -1.4551915E-11 L 351.90506 -1.4551915E-11 L 566.9581 -1.4551915E-11 L 566.9581 234.26868 L 0.0 234.26868 z" svg:height="2.3426867mm" draw:style-name="style-19" svg:viewBox="0.0 0.0 566.9581 234.26868" svg:width="5.6695814mm" svg:x="24.001265mm" svg:y="62.53403mm"/>
            </draw:g>
            <draw:g draw:id="g5382">
              <draw:path svg:d="M 385.85828 317.63913 C 385.85828 142.21187 299.48068 -2.3966411E-5 192.92914 -2.3966411E-5 C 86.3776 -2.3966411E-5 0.0 142.21187 0.0 317.63913 C 0.0 493.06638 86.3776 635.27826 192.92914 635.27826 C 299.48068 635.27826 385.85828 493.06638 385.85828 317.63913 z" svg:height="6.3527827mm" draw:style-name="style-20" draw:transform="skewX(0.0521366610455701) rotate(-0.4838442463653346) translate(41.327335mm,46.310207mm)" svg:viewBox="0.0 0.0 385.85828 635.2783" svg:width="3.8585827mm"/>
              <draw:path svg:d="M 247.1397 695.0799 L 73.63096 560.86346 L 66.29961 555.9829 C 58.27974 550.95276 50.855312 545.6158 44.30554 538.9008 C -19.846209 473.1322 -15.182969 332.76526 63.85582 199.6993 C 153.51935 48.74513 304.38132 -35.30427 398.6544 14.236589 C 413.12497 21.841076 422.6734 33.474346 432.86737 45.960472 L 613.70746 185.0575 L 247.1397 695.0799 z" svg:height="6.950799mm" draw:style-name="style-21" svg:viewBox="0.0 0.0 613.7075 695.0799" svg:width="6.137075mm" svg:x="39.060223mm" svg:y="47.057156mm"/>
              <draw:path svg:d="M 385.85828 317.63913 C 385.85828 142.21187 299.48068 -2.3966411E-5 192.92914 -2.3966411E-5 C 86.3776 -2.3966411E-5 0.0 142.21187 0.0 317.63913 C 0.0 493.06638 86.3776 635.27826 192.92914 635.27826 C 299.48068 635.27826 385.85828 493.06638 385.85828 317.63913 z" svg:height="6.3527827mm" draw:style-name="style-22" draw:transform="skewX(0.0521366610455701) rotate(-0.4838442463653346) translate(43.19361mm,47.656185mm)" svg:viewBox="0.0 0.0 385.85828 635.2783" svg:width="3.8585827mm"/>
              <draw:path svg:d="M 604.9275 527.05096 L 8.643935 95.1181 L 11.08772 92.6778 C -3.1167805 82.63064 -4.267078 58.113262 11.08772 34.110638 C 27.47349 8.506565 54.9613 -6.011306 72.18235 2.3867533 C 73.8004 3.177944 75.747795 3.7212915 77.069916 4.827052 L 673.35345 434.3196 L 604.9275 527.05096 z" svg:height="5.2705097mm" draw:style-name="style-23" svg:viewBox="0.0 0.0 673.3547 527.05096" svg:width="6.7335467mm" svg:x="42.910927mm" svg:y="50.78558mm"/>
              <draw:path svg:d="M 70.22723 57.207077 C 70.22723 25.612478 54.506275 -4.316371E-6 35.113613 -4.316371E-6 C 15.720951 -4.316371E-6 2.2737368E-13 25.612478 2.2737368E-13 57.207077 C 2.2737368E-13 88.801674 15.720951 114.414154 35.113613 114.414154 C 54.506275 114.414154 70.22723 88.801674 70.22723 57.207077 z" svg:height="1.1441416mm" draw:style-name="style-24" draw:transform="skewX(0.06771946363398067) rotate(-0.4763396934238374) translate(49.248707mm,54.93156mm)" svg:viewBox="0.0 0.0 70.22723 114.41416" svg:width="0.70227224mm"/>
            </draw:g>
            <draw:path svg:d="M 57.335876 187.90776 C 62.571877 188.46065 67.69332 187.68852 71.99859 185.46269 C 76.30624 183.24641 79.54473 180.115 81.77373 175.7015 L 194.18784 95.176414 L 133.09322 0.0 L 6.016389 90.295815 L 8.460174 92.731346 C -2.9855225 104.64687 -3.4294133 130.04123 10.903959 153.74358 C 23.192093 174.0524 41.63026 186.23482 57.335876 187.90776 z" svg:height="1.8807964mm" draw:style-name="style-25" svg:viewBox="0.0 0.0 194.1875 188.07965" svg:width="1.9418751mm" svg:x="41.587765mm" svg:y="25.237082mm"/>
            <draw:path svg:d="M 57.335876 285.51495 C 62.571877 286.0726 82.35603 331.66614 71.99859 283.07465 C 70.99148 278.3418 79.54473 277.7222 81.77373 273.31345 L 201.5192 95.171646 L 140.42458 7.2759576E-12 L 6.016389 187.903 L 8.460174 190.34329 C -2.9855225 202.25882 -3.4294133 227.65317 10.903959 251.35077 C 23.192093 271.66434 41.63026 283.84677 57.335876 285.51495 z" svg:height="3.0545313mm" draw:style-name="style-26" svg:viewBox="0.0 0.0 201.51886 305.45312" svg:width="2.0151887mm" svg:x="41.51445mm" svg:y="51.32745mm"/>
            <draw:g draw:id="g5404">
              <draw:path svg:d="M 385.85828 317.63916 C 385.85828 493.06644 299.48068 635.2783 192.92914 635.2783 C 86.3776 635.2783 0.0 493.06644 0.0 317.63916 C 0.0 142.2119 86.3776 1.1983206E-5 192.92914 1.1983206E-5 C 299.48068 1.1983206E-5 385.85828 142.2119 385.85828 317.63916 z" svg:height="6.3527827mm" draw:style-name="style-27" draw:transform="skewX(-0.052136661045570104) rotate(-2.6577484072244584) translate(13.961925mm,53.3637mm)" svg:viewBox="0.0 0.0 385.85828 635.2783" svg:width="3.8585827mm"/>
              <draw:path svg:d="M 247.1397 2.2737368E-13 L 73.63096 134.21643 L 66.29961 139.09703 C 58.27974 144.12717 50.855312 149.46413 44.30554 156.17911 C -19.846209 221.94772 -15.182969 362.31464 63.85582 495.3806 C 153.51935 646.3348 304.38132 730.3842 398.6544 680.8433 C 413.12497 673.23883 422.6734 661.6056 432.86737 649.11945 L 613.70746 510.02243 L 247.1397 2.2737368E-13 z" svg:height="6.950799mm" draw:style-name="style-28" draw:transform="rotate(-3.141592653589793) translate(12.980356mm,55.592094mm)" svg:viewBox="0.0 0.0 613.7075 695.0799" svg:width="6.137075mm"/>
              <draw:path svg:d="M 385.85828 317.63916 C 385.85828 493.06644 299.48068 635.2783 192.92914 635.2783 C 86.3776 635.2783 0.0 493.06644 0.0 317.63916 C 0.0 142.2119 86.3776 1.1983206E-5 192.92914 1.1983206E-5 C 299.48068 1.1983206E-5 385.85828 142.2119 385.85828 317.63916 z" svg:height="6.3527827mm" draw:style-name="style-29" draw:transform="skewX(-0.052136661045570104) rotate(-2.6577484072244584) translate(12.095651mm,54.709675mm)" svg:viewBox="0.0 0.0 385.85828 635.2783" svg:width="3.8585827mm"/>
              <draw:path svg:d="M 604.9275 0.0 L 8.643935 431.93286 L 11.08772 434.37317 C -3.1167805 444.42032 -4.267078 468.9377 11.08772 492.94034 C 27.47349 518.5444 54.9613 533.06226 72.18235 524.6642 C 73.8004 523.87305 75.747795 523.32965 77.069916 522.22394 L 673.35345 92.731346 L 604.9275 0.0 z" svg:height="5.2705097mm" draw:style-name="style-30" draw:transform="rotate(-3.141592653589793) translate(9.129652mm,57.640232mm)" svg:viewBox="0.0 0.0 673.3547 527.05096" svg:width="6.7335467mm"/>
              <draw:path svg:d="M 70.22723 57.20708 C 70.22723 88.80168 54.506275 114.41416 35.113613 114.41416 C 15.720951 114.41416 2.2737368E-13 88.80168 2.2737368E-13 57.20708 C 2.2737368E-13 25.612484 15.720951 2.1581855E-6 35.113613 2.1581855E-6 C 54.506275 2.1581855E-6 70.22723 25.612484 70.22723 57.20708 z" svg:height="1.1441416mm" draw:style-name="style-31" draw:transform="skewX(-0.06771946363398067) rotate(-2.665252960165956) translate(3.3854547mm,57.496895mm)" svg:viewBox="0.0 0.0 70.22723 114.41416" svg:width="0.70227224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2401" draw:border="28.679014%" draw:cx="62.16623%" draw:cy="27.735847%" draw:display-name="gradient-1" draw:end-color="#d3d7cf" draw:name="gradient-1" draw:start-color="#2e3436" draw:style="ellipsoid"/>
    <draw:gradient draw:angle="900" draw:border="17.332403%" draw:display-name="gradient-2" draw:end-color="#d3d7cf" draw:name="gradient-2" draw:start-color="#000000" draw:style="linear"/>
    <draw:gradient draw:angle="909" draw:border="44.741558%" draw:display-name="gradient-3" draw:end-color="#d3d7cf" draw:name="gradient-3" draw:start-color="#000000" draw:style="linear"/>
    <draw:opacity draw:angle="504" draw:border="18.466555%" draw:display-name="gradient-4" draw:end="0.0%" draw:name="gradient-4" draw:start="100.0%" draw:style="linear"/>
    <draw:gradient draw:angle="2255" draw:border="88.01144%" draw:display-name="gradient-5" draw:end-color="#d3d7cf" draw:name="gradient-5" draw:start-color="#000000" draw:style="linear"/>
    <draw:gradient draw:angle="371" draw:border="62.86936%" draw:display-name="gradient-6" draw:end-color="#d3d7cf" draw:name="gradient-6" draw:start-color="#000000" draw:style="linear"/>
    <draw:opacity draw:angle="3096" draw:border="122.9548%" draw:display-name="gradient-7" draw:end="0.0%" draw:name="gradient-7" draw:start="100.0%" draw:style="linear"/>
    <draw:gradient draw:angle="1345" draw:border="-175.80261%" draw:display-name="gradient-8" draw:end-color="#d3d7cf" draw:name="gradient-8" draw:start-color="#000000" draw:style="linear"/>
    <draw:opacity draw:angle="186" draw:border="272.95746%" draw:display-name="gradient-9" draw:end="0.0%" draw:name="gradient-9" draw:start="100.0%" draw:style="linear"/>
    <draw:gradient draw:angle="3229" draw:border="78.551994%" draw:display-name="gradient-10" draw:end-color="#d3d7cf" draw:name="gradient-10" draw:start-color="#000000" draw:style="linear"/>
    <draw:opacity draw:angle="1296" draw:border="281.43674%" draw:display-name="gradient-11" draw:end="0.0%" draw:name="gradient-11" draw:start="100.0%" draw:style="linear"/>
    <draw:gradient draw:angle="1439" draw:border="404.12204%" draw:display-name="gradient-12" draw:end-color="#d3d7cf" draw:name="gradient-12" draw:start-color="#000000" draw:style="linear"/>
    <draw:gradient draw:angle="1430" draw:border="101.21176%" draw:display-name="gradient-13" draw:end-color="#d3d7cf" draw:name="gradient-13" draw:start-color="#000000" draw:style="linear"/>
    <draw:opacity draw:angle="2304" draw:border="122.9548%" draw:display-name="gradient-14" draw:end="0.0%" draw:name="gradient-14" draw:start="100.0%" draw:style="linear"/>
    <draw:gradient draw:angle="2337" draw:border="94.20195%" draw:display-name="gradient-15" draw:end-color="#d3d7cf" draw:name="gradient-15" draw:start-color="#000000" draw:style="linear"/>
    <draw:opacity draw:angle="1614" draw:border="128.98216%" draw:display-name="gradient-16" draw:end="0.0%" draw:name="gradient-16" draw:start="100.0%" draw:style="linear"/>
    <draw:gradient draw:angle="2171" draw:border="78.551994%" draw:display-name="gradient-17" draw:end-color="#d3d7cf" draw:name="gradient-17" draw:start-color="#000000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73.56415mm" fo:page-width="52.33868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